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fo:font-size="14pt" officeooo:rsid="00080340" officeooo:paragraph-rsid="00080340" style:font-size-asian="12.25pt" style:font-size-complex="14pt"/>
    </style:style>
    <style:style style:name="T1" style:family="text">
      <style:text-properties officeooo:rsid="0009eb5e"/>
    </style:style>
    <style:style style:name="T2" style:family="text">
      <style:text-properties officeooo:rsid="000ae8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ump starting a day without knowing anyone can me a hard thing to do for most of the people no lies. You all come from different places and most people don't want to be the first to break the iceberg, one cool thing is that we all have the same unspoken purpose for the first few seconds of meeting or might even take longer depending on one's personality.</text:p>
      <text:p text:style-name="P1"/>
      <text:p text:style-name="P1">This was today the first day of boot camp, after tea break <text:span text:style-name="T1">we had </text:span>warm ups and icebreakers to kill of the silence an<text:span text:style-name="T2">d was a creative </text:span>way <text:span text:style-name="T2">of interacting with new fellows.</text:span></text:p>
      <text:p text:style-name="P1"/>
      <text:p text:style-name="P1">Minds sticking saying its intense was all people thought or <text:s/>“I thought” and actually turned out to be a great,fun,interactive and an outspoken day. Great trainers friendly and the energy of failing and trying again filled the room. </text:p>
      <text:p text:style-name="P1"/>
      <text:p text:style-name="P1">Afternoons wholly cramp dizzy spells as I though no coffee to kill the monotony but ended up differently was actually like the morning times two in an awesome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9:41:07.679493280</meta:creation-date>
    <dc:date>2016-04-25T20:43:07.002336496</dc:date>
    <meta:editing-duration>PT2M3S</meta:editing-duration>
    <meta:editing-cycles>3</meta:editing-cycles>
    <meta:generator>LibreOffice/4.2.8.2$Linux_X86_64 LibreOffice_project/420m0$Build-2</meta:generator>
    <meta:document-statistic meta:table-count="0" meta:image-count="0" meta:object-count="0" meta:page-count="1" meta:paragraph-count="4" meta:word-count="168" meta:character-count="921" meta:non-whitespace-character-count="755"/>
  </office:meta>
</office:document-meta>
</file>